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00"/>
    </style:style>
    <style:style style:name="T1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2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2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8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2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6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3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4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4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4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5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0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6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6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8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6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7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6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7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7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8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4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8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8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9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9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9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9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9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0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0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4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10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0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0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1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1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1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1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1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0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12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2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2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2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2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3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3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3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6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13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3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4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4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4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4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4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0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15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5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5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5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5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6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6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6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6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8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16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7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7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7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7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7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8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4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18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9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9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9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9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9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0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2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20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0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0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0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1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1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1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1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8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21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2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2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2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2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2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3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3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3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3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3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3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3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3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3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3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4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4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4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4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44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24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46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24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4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4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5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51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25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5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5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5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56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25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5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5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6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6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6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6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6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6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66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26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68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26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7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7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7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7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74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27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76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27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7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7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8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8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82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28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84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28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8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8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8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8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90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29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92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29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9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9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9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9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9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9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0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0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0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0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0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0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0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0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1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1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1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1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1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1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1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1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1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1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2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2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2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2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2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2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2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2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2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2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3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3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3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3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3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3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3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3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3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3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4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4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4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4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4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4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4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4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48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34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5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5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5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5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5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5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5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5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5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5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6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6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6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6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6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6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6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6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6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6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7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7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7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7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7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7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7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7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7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7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8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8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8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8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8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8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8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8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8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8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9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9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9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9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9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9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9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9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9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9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0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40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0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40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04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40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0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0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08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40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1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41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1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41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1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1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1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1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1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1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2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2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2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2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2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2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2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42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28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42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30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43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3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43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3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3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3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3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3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3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4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4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4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4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4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4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46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00"/>
    </style:style>
    <style:style style:name="T44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4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4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5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5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5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5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5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5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5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8" style:family="text">
      <style:text-properties fo:font-size="20.00pt" fo:font-weight="bold" fo:font-family="Calibri" style:font-family-asian="Calibri" style:font-family-complex="Calibri" fo:background-color="transparent" style:use-window-font-color="true"/>
    </style:style>
    <style:style style:name="T45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6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6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6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6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6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6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6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6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6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6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7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7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7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73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47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75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47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77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47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7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8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8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8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83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48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8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8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8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8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89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49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9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9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9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9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9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9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97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49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99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50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0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0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03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6a3e3e"/>
    </style:style>
    <style:style style:name="T50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0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0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07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50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0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1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11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51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1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51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1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1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17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51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19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52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2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2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23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52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25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52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27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52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2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3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3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3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3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3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3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3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3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3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3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4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4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4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4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4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45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00"/>
    </style:style>
    <style:style style:name="T54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4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4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4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5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5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5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5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5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5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5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5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5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5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60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56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6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6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64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56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6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6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6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6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7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7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7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57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7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7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76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57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78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57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8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8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82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6a3e3e"/>
    </style:style>
    <style:style style:name="T58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8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8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86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58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8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8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9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9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9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59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9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59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9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9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9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9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0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60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0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0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0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0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0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0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0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0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1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1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12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61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14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61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1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1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1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1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2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2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2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2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2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2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26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62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28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62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3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3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32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6a3e3e"/>
    </style:style>
    <style:style style:name="T63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3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3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36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63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3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3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4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4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4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64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4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64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4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4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48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64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50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65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5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5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54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6a3e3e"/>
    </style:style>
    <style:style style:name="T65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5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5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58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65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6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6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6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66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6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66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6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6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6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6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7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7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7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67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7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67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7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7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78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67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8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8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82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68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84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68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8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8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8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8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9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9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9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9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9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9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9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69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9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69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0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0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02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70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0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70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0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0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08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70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10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71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1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1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1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1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1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1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1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1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2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72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2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72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2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2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26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72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2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2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30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731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732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73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3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35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736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737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73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3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40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74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42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74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4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4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4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4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4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4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5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5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5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75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5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75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5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5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58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75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6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76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6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6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64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765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766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76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6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69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770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3f7f5f"/>
    </style:style>
    <style:style style:name="T771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77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7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74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77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76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77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7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7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8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8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82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78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8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8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8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8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78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8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9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9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9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9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9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9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9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9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9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9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80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0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80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0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80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0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0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0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80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0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81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1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1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1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81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1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1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17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81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1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2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2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2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2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2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2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2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2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28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82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30" style:family="text">
      <style:text-properties fo:font-size="12.00pt" fo:font-weight="bold" fo:font-family="Consolas" style:font-family-asian="Consolas" style:font-family-complex="Consolas" fo:background-color="transparent" style:use-window-font-color="true"/>
    </style:style>
    <style:style style:name="T831" style:family="text">
      <style:text-properties fo:font-size="12.00pt" fo:font-weight="bold" fo:font-family="Consolas" style:font-family-asian="Consolas" style:font-family-complex="Consolas" fo:background-color="transparent" style:use-window-font-color="true"/>
    </style:style>
    <style:style style:name="T83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33" style:family="text">
      <style:text-properties fo:font-size="18.00pt" fo:font-weight="normal" fo:font-family="Consolas" style:font-family-asian="Consolas" style:font-family-complex="Consolas" fo:background-color="transparent" style:use-window-font-color="true"/>
    </style:style>
    <style:style style:name="T834" style:family="text">
      <style:text-properties fo:font-size="14.00pt" fo:font-weight="bold" fo:font-family="Consolas" style:font-family-asian="Consolas" style:font-family-complex="Consolas" fo:background-color="transparent" style:use-window-font-color="true"/>
    </style:style>
    <style:style style:name="T835" style:family="text">
      <style:text-properties fo:font-size="14.00pt" fo:font-weight="normal" fo:font-family="Consolas" style:font-family-asian="Consolas" style:font-family-complex="Consolas" fo:background-color="transparent" style:use-window-font-color="true"/>
    </style:style>
    <style:style style:name="T836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837" style:family="text">
      <style:text-properties fo:font-size="12.00pt" fo:font-weight="bold" fo:font-family="Consolas" style:font-family-asian="Consolas" style:font-family-complex="Consolas" fo:background-color="transparent" style:use-window-font-color="true"/>
    </style:style>
    <style:style style:name="T838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8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</text:span><text:span text:style-name="T2">.<text:s text:c="2"/>Product </text:span></text:p>
      <text:p text:style-name="P1"><text:span text:style-name="T3"/></text:p>
      <text:p text:style-name="P1"><text:span text:style-name="T4">package</text:span><text:span text:style-name="T5"><text:s/>org.exp;</text:span><text:span text:style-name="T6"/></text:p>
      <text:p text:style-name="P1"><text:span text:style-name="T7">import</text:span><text:span text:style-name="T8"><text:s/></text:span><text:span text:style-name="T9">java.lang</text:span><text:span text:style-name="T10">.*;</text:span><text:span text:style-name="T11"/></text:p>
      <text:p text:style-name="P1"><text:span text:style-name="T11"/></text:p>
      <text:p text:style-name="P1"><text:span text:style-name="T12">public</text:span><text:span text:style-name="T13"><text:s/></text:span><text:span text:style-name="T14">class</text:span><text:span text:style-name="T15"><text:s/>Product {</text:span><text:span text:style-name="T16"/></text:p>
      <text:p text:style-name="P1"><text:span text:style-name="T17"><text:tab/></text:span><text:span text:style-name="T18">private</text:span><text:span text:style-name="T19"><text:s/>String<text:s/></text:span><text:span text:style-name="T20">ProductID</text:span><text:span text:style-name="T21">,</text:span><text:span text:style-name="T22">productName</text:span><text:span text:style-name="T23">;</text:span><text:span text:style-name="T24"/></text:p>
      <text:p text:style-name="P1"><text:span text:style-name="T25"><text:tab/></text:span><text:span text:style-name="T26">private</text:span><text:span text:style-name="T27"><text:s/>Double<text:s/></text:span><text:span text:style-name="T28">price</text:span><text:span text:style-name="T29">;</text:span><text:span text:style-name="T30"/></text:p>
      <text:p text:style-name="P1"><text:span text:style-name="T31"><text:tab/></text:span><text:span text:style-name="T32">private</text:span><text:span text:style-name="T33"><text:s/></text:span><text:span text:style-name="T34">int</text:span><text:span text:style-name="T35"><text:s/></text:span><text:span text:style-name="T36">quantity</text:span><text:span text:style-name="T37">;</text:span><text:span text:style-name="T38"/></text:p>
      <text:p text:style-name="P1"><text:span text:style-name="T39"><text:tab/></text:span><text:span text:style-name="T40">public</text:span><text:span text:style-name="T41"><text:s/>Product(String<text:s/></text:span><text:span text:style-name="T42">productID</text:span><text:span text:style-name="T43">, String<text:s/></text:span><text:span text:style-name="T44">productName</text:span><text:span text:style-name="T45">, Double<text:s/></text:span><text:span text:style-name="T46">price</text:span><text:span text:style-name="T47">,<text:s/></text:span><text:span text:style-name="T48">int</text:span><text:span text:style-name="T49"><text:s/></text:span><text:span text:style-name="T50">quantity</text:span><text:span text:style-name="T51">) {</text:span><text:span text:style-name="T52"/></text:p>
      <text:p text:style-name="P1"><text:span text:style-name="T53"><text:tab/><text:tab/></text:span><text:span text:style-name="T54">super</text:span><text:span text:style-name="T55">();</text:span><text:span text:style-name="T56"/></text:p>
      <text:p text:style-name="P1"><text:span text:style-name="T57"><text:tab/><text:tab/></text:span><text:span text:style-name="T58"/></text:p>
      <text:p text:style-name="P1"><text:span text:style-name="T59"><text:tab/><text:tab/></text:span><text:span text:style-name="T60">ProductID</text:span><text:span text:style-name="T61"><text:s/>=<text:s/></text:span><text:span text:style-name="T62">productID</text:span><text:span text:style-name="T63">;</text:span><text:span text:style-name="T64"/></text:p>
      <text:p text:style-name="P1"><text:span text:style-name="T65"><text:tab/><text:tab/></text:span><text:span text:style-name="T66">this</text:span><text:span text:style-name="T67">.</text:span><text:span text:style-name="T68">productName</text:span><text:span text:style-name="T69"><text:s/>=<text:s/></text:span><text:span text:style-name="T70">productName</text:span><text:span text:style-name="T71">;</text:span><text:span text:style-name="T72"/></text:p>
      <text:p text:style-name="P1"><text:span text:style-name="T73"><text:tab/><text:tab/></text:span><text:span text:style-name="T74">this</text:span><text:span text:style-name="T75">.</text:span><text:span text:style-name="T76">price</text:span><text:span text:style-name="T77"><text:s/>=<text:s/></text:span><text:span text:style-name="T78">price</text:span><text:span text:style-name="T79">;</text:span><text:span text:style-name="T80"/></text:p>
      <text:p text:style-name="P1"><text:span text:style-name="T81"><text:tab/><text:tab/></text:span><text:span text:style-name="T82">this</text:span><text:span text:style-name="T83">.</text:span><text:span text:style-name="T84">quantity</text:span><text:span text:style-name="T85"><text:s/>=<text:s/></text:span><text:span text:style-name="T86">quantity</text:span><text:span text:style-name="T87">;</text:span><text:span text:style-name="T88"/></text:p>
      <text:p text:style-name="P1"><text:span text:style-name="T89"><text:tab/>}</text:span><text:span text:style-name="T90"/></text:p>
      <text:p text:style-name="P1"><text:span text:style-name="T91"><text:tab/></text:span><text:span text:style-name="T92"/></text:p>
      <text:p text:style-name="P1"><text:span text:style-name="T93"><text:tab/></text:span><text:span text:style-name="T94">public</text:span><text:span text:style-name="T95"><text:s/></text:span><text:span text:style-name="T96">void</text:span><text:span text:style-name="T97"><text:s/>setProductID(String<text:s/></text:span><text:span text:style-name="T98">ProductID</text:span><text:span text:style-name="T99">) {</text:span><text:span text:style-name="T100"/></text:p>
      <text:p text:style-name="P1"><text:span text:style-name="T101"><text:tab/><text:tab/></text:span><text:span text:style-name="T102">this</text:span><text:span text:style-name="T103">.</text:span><text:span text:style-name="T104">ProductID</text:span><text:span text:style-name="T105"><text:s/>=<text:s/></text:span><text:span text:style-name="T106">ProductID</text:span><text:span text:style-name="T107">;</text:span><text:span text:style-name="T108"/></text:p>
      <text:p text:style-name="P1"><text:span text:style-name="T109"><text:tab/>}</text:span><text:span text:style-name="T110"/></text:p>
      <text:p text:style-name="P1"><text:span text:style-name="T111"><text:tab/></text:span><text:span text:style-name="T112"/></text:p>
      <text:p text:style-name="P1"><text:span text:style-name="T113"><text:tab/></text:span><text:span text:style-name="T114">public</text:span><text:span text:style-name="T115"><text:s/>String getProductID() {</text:span><text:span text:style-name="T116"/></text:p>
      <text:p text:style-name="P1"><text:span text:style-name="T117"><text:tab/><text:tab/></text:span><text:span text:style-name="T118">return</text:span><text:span text:style-name="T119"><text:s/></text:span><text:span text:style-name="T120">ProductID</text:span><text:span text:style-name="T121">;</text:span><text:span text:style-name="T122"/></text:p>
      <text:p text:style-name="P1"><text:span text:style-name="T123"><text:tab/>}</text:span><text:span text:style-name="T124"/></text:p>
      <text:p text:style-name="P1"><text:span text:style-name="T125"><text:tab/></text:span><text:span text:style-name="T126">public</text:span><text:span text:style-name="T127"><text:s/></text:span><text:span text:style-name="T128">void</text:span><text:span text:style-name="T129"><text:s text:c="2"/>setproductName(String<text:s/></text:span><text:span text:style-name="T130">productName</text:span><text:span text:style-name="T131">) {</text:span><text:span text:style-name="T132"/></text:p>
      <text:p text:style-name="P1"><text:span text:style-name="T133"><text:tab/><text:s text:c="4"/></text:span><text:span text:style-name="T134">this</text:span><text:span text:style-name="T135">.</text:span><text:span text:style-name="T136">productName</text:span><text:span text:style-name="T137">=<text:s/></text:span><text:span text:style-name="T138">productName</text:span><text:span text:style-name="T139">;</text:span><text:span text:style-name="T140"/></text:p>
      <text:p text:style-name="P1"><text:span text:style-name="T141"><text:tab/>}</text:span><text:span text:style-name="T142"/></text:p>
      <text:p text:style-name="P1"><text:span text:style-name="T143"><text:tab/></text:span><text:span text:style-name="T144">public</text:span><text:span text:style-name="T145"><text:s/>String getproductName() {</text:span><text:span text:style-name="T146"/></text:p>
      <text:p text:style-name="P1"><text:span text:style-name="T147"><text:tab/><text:tab/></text:span><text:span text:style-name="T148">return</text:span><text:span text:style-name="T149"><text:s/></text:span><text:span text:style-name="T150">productName</text:span><text:span text:style-name="T151">;</text:span><text:span text:style-name="T152"/></text:p>
      <text:p text:style-name="P1"><text:span text:style-name="T153"><text:tab/>}</text:span><text:span text:style-name="T154"/></text:p>
      <text:p text:style-name="P1"><text:span text:style-name="T155"><text:tab/></text:span><text:span text:style-name="T156">public</text:span><text:span text:style-name="T157"><text:s/></text:span><text:span text:style-name="T158">void</text:span><text:span text:style-name="T159"><text:s/>setprice(</text:span><text:span text:style-name="T160">double</text:span><text:span text:style-name="T161"><text:s/></text:span><text:span text:style-name="T162">price</text:span><text:span text:style-name="T163">) {</text:span><text:span text:style-name="T164"/></text:p>
      <text:p text:style-name="P1"><text:span text:style-name="T165"><text:tab/><text:tab/></text:span><text:span text:style-name="T166">this</text:span><text:span text:style-name="T167">.</text:span><text:span text:style-name="T168">price</text:span><text:span text:style-name="T169"><text:s/>=<text:s/></text:span><text:span text:style-name="T170">price</text:span><text:span text:style-name="T171">;</text:span><text:span text:style-name="T172"/></text:p>
      <text:p text:style-name="P1"><text:span text:style-name="T173"><text:tab/>}</text:span><text:span text:style-name="T174"/></text:p>
      <text:p text:style-name="P1"><text:span text:style-name="T175"><text:tab/></text:span><text:span text:style-name="T176">public</text:span><text:span text:style-name="T177"><text:s/></text:span><text:span text:style-name="T178">double</text:span><text:span text:style-name="T179"><text:s text:c="2"/>getprice() {</text:span><text:span text:style-name="T180"/></text:p>
      <text:p text:style-name="P1"><text:span text:style-name="T181"><text:tab/><text:tab/></text:span><text:span text:style-name="T182">return</text:span><text:span text:style-name="T183"><text:s/></text:span><text:span text:style-name="T184">price</text:span><text:span text:style-name="T185">;</text:span><text:span text:style-name="T186"/></text:p>
      <text:p text:style-name="P1"><text:span text:style-name="T187"><text:tab/>}</text:span><text:span text:style-name="T188"/></text:p>
      <text:p text:style-name="P1"><text:span text:style-name="T189"><text:tab/></text:span><text:span text:style-name="T190">public</text:span><text:span text:style-name="T191"><text:s/></text:span><text:span text:style-name="T192">void</text:span><text:span text:style-name="T193"><text:s/>setquantity (</text:span><text:span text:style-name="T194">int</text:span><text:span text:style-name="T195"><text:s/></text:span><text:span text:style-name="T196">quantity</text:span><text:span text:style-name="T197">) {</text:span><text:span text:style-name="T198"/></text:p>
      <text:p text:style-name="P1"><text:span text:style-name="T199"><text:tab/><text:tab/></text:span><text:span text:style-name="T200">this</text:span><text:span text:style-name="T201">.</text:span><text:span text:style-name="T202">quantity</text:span><text:span text:style-name="T203"><text:s/>=<text:s/></text:span><text:span text:style-name="T204">quantity</text:span><text:span text:style-name="T205">;</text:span><text:span text:style-name="T206"/></text:p>
      <text:p text:style-name="P1"><text:span text:style-name="T207"><text:tab/>}</text:span><text:span text:style-name="T208"/></text:p>
      <text:p text:style-name="P1"><text:span text:style-name="T209"><text:tab/></text:span><text:span text:style-name="T210">public</text:span><text:span text:style-name="T211"><text:s/></text:span><text:span text:style-name="T212">int</text:span><text:span text:style-name="T213"><text:s/>getquantity() {</text:span><text:span text:style-name="T214"/></text:p>
      <text:p text:style-name="P1"><text:span text:style-name="T215"><text:tab/><text:tab/></text:span><text:span text:style-name="T216">return</text:span><text:span text:style-name="T217"><text:s/></text:span><text:span text:style-name="T218">quantity</text:span><text:span text:style-name="T219">;</text:span><text:span text:style-name="T220"/></text:p>
      <text:p text:style-name="P1"><text:span text:style-name="T221"><text:tab/>}</text:span><text:span text:style-name="T222"/></text:p>
      <text:p text:style-name="P1"><text:span text:style-name="T222"/></text:p>
      <text:p text:style-name="P1"><text:span text:style-name="T222"/></text:p>
      <text:p text:style-name="P1"><text:span text:style-name="T223"><text:tab/></text:span><text:span text:style-name="T224"/></text:p>
      <text:p text:style-name="P1"><text:span text:style-name="T225"><text:tab/></text:span><text:span text:style-name="T226"/></text:p>
      <text:p text:style-name="P1"><text:span text:style-name="T226"/></text:p>
      <text:p text:style-name="P1"><text:span text:style-name="T226"/></text:p>
      <text:p text:style-name="P1"><text:span text:style-name="T227"><text:s/></text:span><text:span text:style-name="T228">public</text:span><text:span text:style-name="T229"><text:s/></text:span><text:span text:style-name="T230">static</text:span><text:span text:style-name="T231"><text:s/></text:span><text:span text:style-name="T232">void</text:span><text:span text:style-name="T233"><text:s/>main(String[]<text:s/></text:span><text:span text:style-name="T234">args</text:span><text:span text:style-name="T235">)</text:span><text:span text:style-name="T236"/></text:p>
      <text:p text:style-name="P1"><text:span text:style-name="T237">{</text:span><text:span text:style-name="T238"/></text:p>
      <text:p text:style-name="P1"><text:span text:style-name="T239">Product<text:s/></text:span><text:span text:style-name="T240">ob</text:span><text:span text:style-name="T241">=</text:span><text:span text:style-name="T242">new</text:span><text:span text:style-name="T243"><text:s/>Product(</text:span><text:span text:style-name="T244">"101"</text:span><text:span text:style-name="T245">,</text:span><text:span text:style-name="T246">"Book"</text:span><text:span text:style-name="T247">,500.4,3);</text:span><text:span text:style-name="T248"/></text:p>
      <text:p text:style-name="P1"><text:span text:style-name="T249">ob</text:span><text:span text:style-name="T250">.setProductID(</text:span><text:span text:style-name="T251">"1011"</text:span><text:span text:style-name="T252">);</text:span><text:span text:style-name="T253"/></text:p>
      <text:p text:style-name="P1"><text:span text:style-name="T254">ob</text:span><text:span text:style-name="T255">.setproductName(</text:span><text:span text:style-name="T256">"Book"</text:span><text:span text:style-name="T257">);</text:span><text:span text:style-name="T258"/></text:p>
      <text:p text:style-name="P1"><text:span text:style-name="T259">ob</text:span><text:span text:style-name="T260">.setprice(450.5);</text:span><text:span text:style-name="T261"/></text:p>
      <text:p text:style-name="P1"><text:span text:style-name="T262">ob</text:span><text:span text:style-name="T263">.setquantity(45);</text:span><text:span text:style-name="T264"/></text:p>
      <text:p text:style-name="P1"><text:span text:style-name="T265">System.</text:span><text:span text:style-name="T266">out</text:span><text:span text:style-name="T267">.println(</text:span><text:span text:style-name="T268">"the product id is "</text:span><text:span text:style-name="T269">+</text:span><text:span text:style-name="T270">ob</text:span><text:span text:style-name="T271">.getProductID());</text:span><text:span text:style-name="T272"/></text:p>
      <text:p text:style-name="P1"><text:span text:style-name="T273">System.</text:span><text:span text:style-name="T274">out</text:span><text:span text:style-name="T275">.println(</text:span><text:span text:style-name="T276">"the product name<text:s text:c="2"/>is "</text:span><text:span text:style-name="T277">+</text:span><text:span text:style-name="T278">ob</text:span><text:span text:style-name="T279">.getproductName());</text:span><text:span text:style-name="T280"/></text:p>
      <text:p text:style-name="P1"><text:span text:style-name="T281">System.</text:span><text:span text:style-name="T282">out</text:span><text:span text:style-name="T283">.println(</text:span><text:span text:style-name="T284">"the product price is "</text:span><text:span text:style-name="T285">+</text:span><text:span text:style-name="T286">ob</text:span><text:span text:style-name="T287">.getprice());</text:span><text:span text:style-name="T288"/></text:p>
      <text:p text:style-name="P1"><text:span text:style-name="T289">System.</text:span><text:span text:style-name="T290">out</text:span><text:span text:style-name="T291">.println(</text:span><text:span text:style-name="T292">"the product quantity is "</text:span><text:span text:style-name="T293">+</text:span><text:span text:style-name="T294">ob</text:span><text:span text:style-name="T295">.getquantity());</text:span><text:span text:style-name="T296"/></text:p>
      <text:p text:style-name="P1"><text:span text:style-name="T297">}</text:span><text:span text:style-name="T298"/></text:p>
      <text:p text:style-name="P1"><text:span text:style-name="T299"><text:s/>}</text:span><text:span text:style-name="T300"/></text:p>
      <text:p text:style-name="P1"><text:span text:style-name="T300"/></text:p>
      <text:p text:style-name="P1"><text:span text:style-name="T300"/></text:p>
      <text:p text:style-name="P1"><text:span text:style-name="T300"/></text:p>
      <text:p text:style-name="P1"><text:span text:style-name="T300"/></text:p>
      <text:p text:style-name="P1"><text:span text:style-name="T300"/></text:p>
      <text:p text:style-name="P1"><text:span text:style-name="T301"/></text:p>
      <text:p text:style-name="P1"><text:span text:style-name="T301"/></text:p>
      <text:p text:style-name="P1"><text:span text:style-name="T301"/></text:p>
      <text:p text:style-name="P1"><text:span text:style-name="T301"/></text:p>
      <text:p text:style-name="P1"><text:span text:style-name="T301"/></text:p>
      <text:p text:style-name="P1"><text:span text:style-name="T301"/></text:p>
      <text:p text:style-name="P1"><text:span text:style-name="T301"/></text:p>
      <text:p text:style-name="P1"><text:span text:style-name="T301"/></text:p>
      <text:p text:style-name="P1"><text:span text:style-name="T301"/></text:p>
      <text:p text:style-name="P1"><text:span text:style-name="T301"/></text:p>
      <text:p text:style-name="P1"><text:span text:style-name="T302">package</text:span><text:span text:style-name="T303"><text:s/>org.exp;</text:span><text:span text:style-name="T304"/></text:p>
      <text:p text:style-name="P1"><text:span text:style-name="T305">import</text:span><text:span text:style-name="T306"><text:s/>java.io.*;</text:span><text:span text:style-name="T307"/></text:p>
      <text:p text:style-name="P1"><text:span text:style-name="T308">public</text:span><text:span text:style-name="T309"><text:s/></text:span><text:span text:style-name="T310">class</text:span><text:span text:style-name="T311"><text:s/>ProductLoader {</text:span><text:span text:style-name="T312"/></text:p>
      <text:p text:style-name="P1"><text:span text:style-name="T313"><text:tab/></text:span><text:span text:style-name="T314">public</text:span><text:span text:style-name="T315"><text:s/></text:span><text:span text:style-name="T316">static</text:span><text:span text:style-name="T317"><text:s/></text:span><text:span text:style-name="T318">void</text:span><text:span text:style-name="T319"><text:s/>loadproduct() {</text:span><text:span text:style-name="T320"/></text:p>
      <text:p text:style-name="P1"><text:span text:style-name="T321"><text:tab/><text:tab/>BufferedReader<text:s/></text:span><text:span text:style-name="T322">file</text:span><text:span text:style-name="T323"><text:s/>=<text:s/></text:span><text:span text:style-name="T324">null</text:span><text:span text:style-name="T325">;</text:span><text:span text:style-name="T326"/></text:p>
      <text:p text:style-name="P1"><text:span text:style-name="T327"><text:tab/><text:tab/>String<text:s/></text:span><text:span text:style-name="T328">read</text:span><text:span text:style-name="T329">;</text:span><text:span text:style-name="T330"/></text:p>
      <text:p text:style-name="P1"><text:span text:style-name="T331"><text:tab/><text:tab/></text:span><text:span text:style-name="T332">int</text:span><text:span text:style-name="T333"><text:s/></text:span><text:span text:style-name="T334">i</text:span><text:span text:style-name="T335">;</text:span><text:span text:style-name="T336"/></text:p>
      <text:p text:style-name="P1"><text:span text:style-name="T337"><text:tab/><text:tab/></text:span><text:span text:style-name="T338">try</text:span><text:span text:style-name="T339"><text:s/>{</text:span><text:span text:style-name="T340"/></text:p>
      <text:p text:style-name="P1"><text:span text:style-name="T341"><text:tab/><text:tab/><text:tab/></text:span><text:span text:style-name="T342">file</text:span><text:span text:style-name="T343"><text:s/>=<text:s/></text:span><text:span text:style-name="T344">new</text:span><text:span text:style-name="T345"><text:s/>BufferedReader(</text:span><text:span text:style-name="T346">new</text:span><text:span text:style-name="T347"><text:s/>FileReader(</text:span><text:span text:style-name="T348">"product.txt"</text:span><text:span text:style-name="T349">));</text:span><text:span text:style-name="T350"/></text:p>
      <text:p text:style-name="P1"><text:span text:style-name="T351"><text:tab/><text:tab/><text:tab/></text:span><text:span text:style-name="T352"/></text:p>
      <text:p text:style-name="P1"><text:span text:style-name="T353"><text:tab/><text:tab/>}<text:s/></text:span><text:span text:style-name="T354">catch</text:span><text:span text:style-name="T355"><text:s/>(FileNotFoundException<text:s/></text:span><text:span text:style-name="T356">e</text:span><text:span text:style-name="T357">) {</text:span><text:span text:style-name="T358"/></text:p>
      <text:p text:style-name="P1"><text:span text:style-name="T359"><text:tab/><text:tab/><text:tab/></text:span><text:span text:style-name="T360"/></text:p>
      <text:p text:style-name="P1"><text:span text:style-name="T361"><text:tab/><text:tab/><text:tab/></text:span><text:span text:style-name="T362">e</text:span><text:span text:style-name="T363">.printStackTrace();</text:span><text:span text:style-name="T364"/></text:p>
      <text:p text:style-name="P1"><text:span text:style-name="T365"><text:tab/><text:tab/>}<text:s/></text:span><text:span text:style-name="T366"/></text:p>
      <text:p text:style-name="P1"><text:span text:style-name="T367"><text:tab/><text:tab/></text:span><text:span text:style-name="T368">try</text:span><text:span text:style-name="T369"><text:s/>{</text:span><text:span text:style-name="T370"/></text:p>
      <text:p text:style-name="P1"><text:span text:style-name="T371"><text:tab/><text:tab/><text:tab/></text:span><text:span text:style-name="T372">for</text:span><text:span text:style-name="T373">(</text:span><text:span text:style-name="T374">i</text:span><text:span text:style-name="T375">=0;</text:span><text:span text:style-name="T376">i</text:span><text:span text:style-name="T377">&lt;100;</text:span><text:span text:style-name="T378">i</text:span><text:span text:style-name="T379">++) {</text:span><text:span text:style-name="T380"/></text:p>
      <text:p text:style-name="P1"><text:span text:style-name="T381"><text:tab/><text:tab/><text:tab/><text:tab/></text:span><text:span text:style-name="T382">read</text:span><text:span text:style-name="T383"><text:s/>=<text:s/></text:span><text:span text:style-name="T384">file</text:span><text:span text:style-name="T385">.readLine();</text:span><text:span text:style-name="T386"/></text:p>
      <text:p text:style-name="P1"><text:span text:style-name="T387"><text:tab/><text:tab/><text:tab/><text:tab/></text:span><text:span text:style-name="T388">if</text:span><text:span text:style-name="T389">(</text:span><text:span text:style-name="T390">read</text:span><text:span text:style-name="T391"><text:s/>==<text:s/></text:span><text:span text:style-name="T392">null</text:span><text:span text:style-name="T393">){}<text:s/></text:span><text:span text:style-name="T394"/></text:p>
      <text:p text:style-name="P1"><text:span text:style-name="T395"><text:tab/><text:s text:c="12"/></text:span><text:span text:style-name="T396">else</text:span><text:span text:style-name="T397">{</text:span><text:span text:style-name="T398"/></text:p>
      <text:p text:style-name="P1"><text:span text:style-name="T399"><text:tab/><text:s text:c="16"/>String[]<text:s/></text:span><text:span text:style-name="T400">splited</text:span><text:span text:style-name="T401"><text:s/>=<text:s/></text:span><text:span text:style-name="T402">read</text:span><text:span text:style-name="T403">.split(</text:span><text:span text:style-name="T404">"\\s+"</text:span><text:span text:style-name="T405">);</text:span><text:span text:style-name="T406"/></text:p>
      <text:p text:style-name="P1"><text:span text:style-name="T407"><text:tab/><text:s text:c="16"/>System.</text:span><text:span text:style-name="T408">out</text:span><text:span text:style-name="T409">.println(</text:span><text:span text:style-name="T410">splited</text:span><text:span text:style-name="T411">[</text:span><text:span text:style-name="T412">i</text:span><text:span text:style-name="T413">]);</text:span><text:span text:style-name="T414"/></text:p>
      <text:p text:style-name="P1"><text:span text:style-name="T415"><text:tab/><text:s text:c="11"/>}</text:span><text:span text:style-name="T416"/></text:p>
      <text:p text:style-name="P1"><text:span text:style-name="T417"><text:tab/><text:s text:c="7"/>}</text:span><text:span text:style-name="T418"/></text:p>
      <text:p text:style-name="P1"><text:span text:style-name="T419"><text:tab/><text:tab/><text:tab/><text:tab/></text:span><text:span text:style-name="T420"/></text:p>
      <text:p text:style-name="P1"><text:span text:style-name="T421"><text:tab/><text:tab/><text:tab/>}</text:span><text:span text:style-name="T422"/></text:p>
      <text:p text:style-name="P1"><text:span text:style-name="T423"><text:tab/><text:tab/></text:span><text:span text:style-name="T424">catch</text:span><text:span text:style-name="T425"><text:s/>(IOException<text:s/></text:span><text:span text:style-name="T426">e</text:span><text:span text:style-name="T427">) {System.</text:span><text:span text:style-name="T428">out</text:span><text:span text:style-name="T429">.println(</text:span><text:span text:style-name="T430">"There was a problem: "</text:span><text:span text:style-name="T431"><text:s/>+<text:s/></text:span><text:span text:style-name="T432">e</text:span><text:span text:style-name="T433">);</text:span><text:span text:style-name="T434"/></text:p>
      <text:p text:style-name="P1"><text:span text:style-name="T435"><text:tab/><text:tab/></text:span><text:span text:style-name="T436"/></text:p>
      <text:p text:style-name="P1"><text:span text:style-name="T437"><text:tab/><text:tab/>}</text:span><text:span text:style-name="T438"/></text:p>
      <text:p text:style-name="P1"><text:span text:style-name="T439"><text:tab/><text:tab/></text:span><text:span text:style-name="T440"/></text:p>
      <text:p text:style-name="P1"><text:span text:style-name="T441"><text:tab/>}</text:span><text:span text:style-name="T442"/></text:p>
      <text:p text:style-name="P1"><text:span text:style-name="T443"><text:tab/></text:span><text:span text:style-name="T444">public</text:span><text:span text:style-name="T445"><text:s/></text:span><text:span text:style-name="T446">getProductlist()</text:span><text:span text:style-name="T447"><text:s/>{</text:span><text:span text:style-name="T448"/></text:p>
      <text:p text:style-name="P1"><text:span text:style-name="T449"><text:tab/><text:tab/></text:span><text:span text:style-name="T450"/></text:p>
      <text:p text:style-name="P1"><text:span text:style-name="T451"><text:tab/>}</text:span><text:span text:style-name="T452"/></text:p>
      <text:p text:style-name="P1"><text:span text:style-name="T453"><text:tab/></text:span><text:span text:style-name="T454"/></text:p>
      <text:p text:style-name="P1"><text:span text:style-name="T454"/></text:p>
      <text:p text:style-name="P1"><text:span text:style-name="T455">}</text:span><text:span text:style-name="T456"/></text:p>
      <text:p text:style-name="P1"><text:span text:style-name="T457"/></text:p>
      <text:p text:style-name="P2"><draw:frame text:anchor-type="as-char" svg:width="146.58mm" svg:height="82.37mm" style:rel-width="scale" style:rel-height="scale"><draw:object-ole xlink:href="OleObj1"/><draw:image xlink:href="ObjectReplacements/OleObj1"/></draw:frame><text:span text:style-name="T457"/></text:p>
      <text:p text:style-name="P3"><text:span text:style-name="T457"/></text:p>
      <text:p text:style-name="P3"><text:span text:style-name="T457"/></text:p>
      <text:p text:style-name="P3"><text:span text:style-name="T458">2.<text:s text:c="2"/>Regular, Gold and Silver members</text:span></text:p>
      <text:p text:style-name="P3"><text:span text:style-name="T459">package</text:span><text:span text:style-name="T460"><text:s/>org.exp;</text:span><text:span text:style-name="T461"/></text:p>
      <text:p text:style-name="P3"><text:span text:style-name="T462">import</text:span><text:span text:style-name="T463"><text:s/>java.util.*;</text:span><text:span text:style-name="T464"/></text:p>
      <text:p text:style-name="P3"><text:span text:style-name="T464"/></text:p>
      <text:p text:style-name="P3"><text:span text:style-name="T465">public</text:span><text:span text:style-name="T466"><text:s/></text:span><text:span text:style-name="T467">class</text:span><text:span text:style-name="T468"><text:s/>RegularMember {</text:span><text:span text:style-name="T469"/></text:p>
      <text:p text:style-name="P3"><text:span text:style-name="T470"><text:tab/></text:span><text:span text:style-name="T471">int</text:span><text:span text:style-name="T472"><text:s/></text:span><text:span text:style-name="T473">months</text:span><text:span text:style-name="T474">,</text:span><text:span text:style-name="T475">membershipcost</text:span><text:span text:style-name="T476">,</text:span><text:span text:style-name="T477">golfcost</text:span><text:span text:style-name="T478">;</text:span><text:span text:style-name="T479"/></text:p>
      <text:p text:style-name="P3"><text:span text:style-name="T480"><text:tab/></text:span><text:span text:style-name="T481">int</text:span><text:span text:style-name="T482"><text:s/></text:span><text:span text:style-name="T483">enrolcost</text:span><text:span text:style-name="T484">;</text:span><text:span text:style-name="T485"/></text:p>
      <text:p text:style-name="P3"><text:span text:style-name="T486"><text:tab/></text:span><text:span text:style-name="T487">double</text:span><text:span text:style-name="T488"><text:s/></text:span><text:span text:style-name="T489">totalcharges</text:span><text:span text:style-name="T490">;</text:span><text:span text:style-name="T491"/></text:p>
      <text:p text:style-name="P3"><text:span text:style-name="T492"><text:tab/></text:span><text:span text:style-name="T493">void</text:span><text:span text:style-name="T494"><text:s/>regularcharges() {</text:span><text:span text:style-name="T495"/></text:p>
      <text:p text:style-name="P3"><text:span text:style-name="T496"><text:tab/><text:tab/>System.</text:span><text:span text:style-name="T497">out</text:span><text:span text:style-name="T498">.println(</text:span><text:span text:style-name="T499">"Enter for how many months service was taken:"</text:span><text:span text:style-name="T500">);</text:span><text:span text:style-name="T501"/></text:p>
      <text:p text:style-name="P3"><text:span text:style-name="T502"><text:tab/><text:tab/>Scanner<text:s/></text:span><text:span text:style-name="T503">ob</text:span><text:span text:style-name="T504"><text:s/>=<text:s/></text:span><text:span text:style-name="T505">new</text:span><text:span text:style-name="T506"><text:s/>Scanner(System.</text:span><text:span text:style-name="T507">in</text:span><text:span text:style-name="T508">);</text:span><text:span text:style-name="T509"/></text:p>
      <text:p text:style-name="P3"><text:span text:style-name="T510"><text:tab/><text:tab/></text:span><text:span text:style-name="T511">months</text:span><text:span text:style-name="T512"><text:s/>=<text:s/></text:span><text:span text:style-name="T513">ob</text:span><text:span text:style-name="T514">.nextInt();</text:span><text:span text:style-name="T515"/></text:p>
      <text:p text:style-name="P3"><text:span text:style-name="T516"><text:tab/><text:tab/></text:span><text:span text:style-name="T517">totalcharges</text:span><text:span text:style-name="T518"><text:s/>= 20000*</text:span><text:span text:style-name="T519">months</text:span><text:span text:style-name="T520">;</text:span><text:span text:style-name="T521"/></text:p>
      <text:p text:style-name="P3"><text:span text:style-name="T522"><text:tab/><text:tab/>System.</text:span><text:span text:style-name="T523">out</text:span><text:span text:style-name="T524">.println(</text:span><text:span text:style-name="T525">"The total charges are :"</text:span><text:span text:style-name="T526"><text:s/>+<text:s/></text:span><text:span text:style-name="T527">totalcharges</text:span><text:span text:style-name="T528">);</text:span><text:span text:style-name="T529"/></text:p>
      <text:p text:style-name="P3"><text:span text:style-name="T530"><text:tab/></text:span><text:span text:style-name="T531"/></text:p>
      <text:p text:style-name="P3"><text:span text:style-name="T532"><text:tab/>}</text:span><text:span text:style-name="T533"/></text:p>
      <text:p text:style-name="P3"><text:span text:style-name="T534"><text:tab/></text:span><text:span text:style-name="T535"/></text:p>
      <text:p text:style-name="P3"><text:span text:style-name="T535"/></text:p>
      <text:p text:style-name="P3"><text:span text:style-name="T536">}</text:span></text:p>
      <text:p text:style-name="P3"><text:span text:style-name="T536"/></text:p>
      <text:p text:style-name="P3"><text:span text:style-name="T536"/></text:p>
      <text:p text:style-name="P3"><text:span text:style-name="T536"/></text:p>
      <text:p text:style-name="P3"><text:span text:style-name="T536"/></text:p>
      <text:p text:style-name="P3"><text:span text:style-name="T536"/></text:p>
      <text:p text:style-name="P3"><text:span text:style-name="T536"/></text:p>
      <text:p text:style-name="P3"><text:span text:style-name="T536"/></text:p>
      <text:p text:style-name="P3"><text:span text:style-name="T536"/></text:p>
      <text:p text:style-name="P3"><text:span text:style-name="T536"/></text:p>
      <text:p text:style-name="P3"><text:span text:style-name="T536"/></text:p>
      <text:p text:style-name="P3"><text:span text:style-name="T537">package</text:span><text:span text:style-name="T538"><text:s/>org.exp;</text:span><text:span text:style-name="T539"/></text:p>
      <text:p text:style-name="P3"><text:span text:style-name="T540">import</text:span><text:span text:style-name="T541"><text:s/>java.util.*;</text:span><text:span text:style-name="T542"/></text:p>
      <text:p text:style-name="P3"><text:span text:style-name="T543">import</text:span><text:span text:style-name="T544"><text:s/></text:span><text:span text:style-name="T545">java.lang</text:span><text:span text:style-name="T546">.*;</text:span><text:span text:style-name="T547"/></text:p>
      <text:p text:style-name="P3"><text:span text:style-name="T547"/></text:p>
      <text:p text:style-name="P3"><text:span text:style-name="T548">public</text:span><text:span text:style-name="T549"><text:s/></text:span><text:span text:style-name="T550">class</text:span><text:span text:style-name="T551"><text:s/>GoldSilver<text:s/></text:span><text:span text:style-name="T552">extends</text:span><text:span text:style-name="T553"><text:s/>RegularMember {</text:span><text:span text:style-name="T554"/></text:p>
      <text:p text:style-name="P3"><text:span text:style-name="T555"><text:tab/></text:span><text:span text:style-name="T556"/></text:p>
      <text:p text:style-name="P3"><text:span text:style-name="T557"><text:tab/></text:span><text:span text:style-name="T558">double</text:span><text:span text:style-name="T559"><text:s/></text:span><text:span text:style-name="T560">bill</text:span><text:span text:style-name="T561"><text:s/>=<text:s/></text:span><text:span text:style-name="T562">super</text:span><text:span text:style-name="T563">.</text:span><text:span text:style-name="T564">totalcharges</text:span><text:span text:style-name="T565">;</text:span><text:span text:style-name="T566"/></text:p>
      <text:p text:style-name="P3"><text:span text:style-name="T566"/></text:p>
      <text:p text:style-name="P3"><text:span text:style-name="T567"><text:tab/></text:span><text:span text:style-name="T568">double</text:span><text:span text:style-name="T569"><text:s/>Calculatebill(</text:span><text:span text:style-name="T570">int</text:span><text:span text:style-name="T571"><text:s/></text:span><text:span text:style-name="T572">months</text:span><text:span text:style-name="T573">) {</text:span><text:span text:style-name="T574"/></text:p>
      <text:p text:style-name="P3"><text:span text:style-name="T575"><text:tab/><text:tab/>System.</text:span><text:span text:style-name="T576">out</text:span><text:span text:style-name="T577">.println(</text:span><text:span text:style-name="T578">"Enter 0 if you are regular member else enter -1 for exit:"</text:span><text:span text:style-name="T579">);</text:span><text:span text:style-name="T580"/></text:p>
      <text:p text:style-name="P3"><text:span text:style-name="T581"><text:tab/><text:tab/>Scanner<text:s/></text:span><text:span text:style-name="T582">o</text:span><text:span text:style-name="T583"><text:s/>=<text:s/></text:span><text:span text:style-name="T584">new</text:span><text:span text:style-name="T585"><text:s/>Scanner(System.</text:span><text:span text:style-name="T586">in</text:span><text:span text:style-name="T587">);</text:span><text:span text:style-name="T588"/></text:p>
      <text:p text:style-name="P3"><text:span text:style-name="T589"><text:tab/><text:tab/></text:span><text:span text:style-name="T590">int</text:span><text:span text:style-name="T591"><text:s/></text:span><text:span text:style-name="T592">ch</text:span><text:span text:style-name="T593">=</text:span><text:span text:style-name="T594">o</text:span><text:span text:style-name="T595">.nextInt();</text:span><text:span text:style-name="T596"/></text:p>
      <text:p text:style-name="P3"><text:span text:style-name="T597"><text:tab/><text:tab/></text:span><text:span text:style-name="T598">if</text:span><text:span text:style-name="T599"><text:s/>(</text:span><text:span text:style-name="T600">ch</text:span><text:span text:style-name="T601">==0) {</text:span><text:span text:style-name="T602"/></text:p>
      <text:p text:style-name="P3"><text:span text:style-name="T603"><text:tab/><text:tab/><text:tab/>regularcharges();</text:span><text:span text:style-name="T604"/></text:p>
      <text:p text:style-name="P3"><text:span text:style-name="T605"><text:tab/><text:tab/>}</text:span><text:span text:style-name="T606"/></text:p>
      <text:p text:style-name="P3"><text:span text:style-name="T607"><text:tab/><text:tab/></text:span><text:span text:style-name="T608">else</text:span><text:span text:style-name="T609"><text:s/>{</text:span><text:span text:style-name="T610"/></text:p>
      <text:p text:style-name="P3"><text:span text:style-name="T611"><text:tab/><text:tab/><text:tab/>System.</text:span><text:span text:style-name="T612">out</text:span><text:span text:style-name="T613">.println(</text:span><text:span text:style-name="T614">"Exited"</text:span><text:span text:style-name="T615">);</text:span><text:span text:style-name="T616"/></text:p>
      <text:p text:style-name="P3"><text:span text:style-name="T617"><text:tab/><text:tab/><text:tab/></text:span><text:span text:style-name="T618">return</text:span><text:span text:style-name="T619"><text:s/>-1;</text:span><text:span text:style-name="T620"/></text:p>
      <text:p text:style-name="P3"><text:span text:style-name="T621"><text:tab/><text:tab/><text:tab/></text:span><text:span text:style-name="T622"/></text:p>
      <text:p text:style-name="P3"><text:span text:style-name="T623"><text:tab/><text:tab/>}</text:span><text:span text:style-name="T624"/></text:p>
      <text:p text:style-name="P3"><text:span text:style-name="T625"><text:tab/><text:tab/>System.</text:span><text:span text:style-name="T626">out</text:span><text:span text:style-name="T627">.println(</text:span><text:span text:style-name="T628">"For Gold membership enter 1 and for silver enter 2:"</text:span><text:span text:style-name="T629">);</text:span><text:span text:style-name="T630"/></text:p>
      <text:p text:style-name="P3"><text:span text:style-name="T631"><text:tab/><text:tab/>Scanner<text:s/></text:span><text:span text:style-name="T632">ob</text:span><text:span text:style-name="T633"><text:s/>=<text:s text:c="2"/></text:span><text:span text:style-name="T634">new</text:span><text:span text:style-name="T635"><text:s/>Scanner(System.</text:span><text:span text:style-name="T636">in</text:span><text:span text:style-name="T637">);</text:span><text:span text:style-name="T638"/></text:p>
      <text:p text:style-name="P3"><text:span text:style-name="T639"><text:tab/><text:tab/></text:span><text:span text:style-name="T640">int</text:span><text:span text:style-name="T641"><text:s/></text:span><text:span text:style-name="T642">op</text:span><text:span text:style-name="T643"><text:s/>=<text:s/></text:span><text:span text:style-name="T644">ob</text:span><text:span text:style-name="T645">.nextInt();</text:span><text:span text:style-name="T646"/></text:p>
      <text:p text:style-name="P3"><text:span text:style-name="T647"><text:tab/><text:tab/>System.</text:span><text:span text:style-name="T648">out</text:span><text:span text:style-name="T649">.println(</text:span><text:span text:style-name="T650">"Enter the months:"</text:span><text:span text:style-name="T651">);</text:span><text:span text:style-name="T652"/></text:p>
      <text:p text:style-name="P3"><text:span text:style-name="T653"><text:tab/><text:tab/>Scanner<text:s/></text:span><text:span text:style-name="T654">m</text:span><text:span text:style-name="T655"><text:s/>=<text:s/></text:span><text:span text:style-name="T656">new</text:span><text:span text:style-name="T657"><text:s/>Scanner(System.</text:span><text:span text:style-name="T658">in</text:span><text:span text:style-name="T659">);</text:span><text:span text:style-name="T660"/></text:p>
      <text:p text:style-name="P3"><text:span text:style-name="T661"><text:tab/><text:tab/></text:span><text:span text:style-name="T662">months</text:span><text:span text:style-name="T663"><text:s/>=<text:s/></text:span><text:span text:style-name="T664">m</text:span><text:span text:style-name="T665">.nextInt();</text:span><text:span text:style-name="T666"/></text:p>
      <text:p text:style-name="P3"><text:span text:style-name="T667"><text:tab/><text:tab/></text:span><text:span text:style-name="T668"/></text:p>
      <text:p text:style-name="P3"><text:span text:style-name="T669"><text:tab/><text:tab/></text:span><text:span text:style-name="T670">if</text:span><text:span text:style-name="T671">(</text:span><text:span text:style-name="T672">op</text:span><text:span text:style-name="T673">==1 &amp;&amp;<text:s/></text:span><text:span text:style-name="T674">months</text:span><text:span text:style-name="T675">&lt;=6) {</text:span><text:span text:style-name="T676"/></text:p>
      <text:p text:style-name="P3"><text:span text:style-name="T677"><text:tab/><text:tab/><text:tab/></text:span><text:span text:style-name="T678">bill</text:span><text:span text:style-name="T679">= 100000;</text:span><text:span text:style-name="T680"/></text:p>
      <text:p text:style-name="P3"><text:span text:style-name="T681"><text:tab/><text:tab/><text:tab/>System.</text:span><text:span text:style-name="T682">out</text:span><text:span text:style-name="T683">.println(</text:span><text:span text:style-name="T684">bill</text:span><text:span text:style-name="T685">);</text:span><text:span text:style-name="T686"/></text:p>
      <text:p text:style-name="P3"><text:span text:style-name="T687"><text:tab/><text:tab/><text:tab/></text:span><text:span text:style-name="T688"/></text:p>
      <text:p text:style-name="P3"><text:span text:style-name="T689"><text:tab/><text:tab/>}</text:span><text:span text:style-name="T690"/></text:p>
      <text:p text:style-name="P3"><text:span text:style-name="T691"><text:tab/><text:tab/></text:span><text:span text:style-name="T692">else</text:span><text:span text:style-name="T693"><text:s/></text:span><text:span text:style-name="T694">if</text:span><text:span text:style-name="T695"><text:s/>(</text:span><text:span text:style-name="T696">op</text:span><text:span text:style-name="T697">==1 &amp;&amp;<text:s/></text:span><text:span text:style-name="T698">months</text:span><text:span text:style-name="T699">&gt;6) {</text:span><text:span text:style-name="T700"/></text:p>
      <text:p text:style-name="P3"><text:span text:style-name="T701"><text:tab/><text:tab/><text:tab/></text:span><text:span text:style-name="T702">bill</text:span><text:span text:style-name="T703"><text:s/>= 100000+((</text:span><text:span text:style-name="T704">months</text:span><text:span text:style-name="T705">-6)*10000);</text:span><text:span text:style-name="T706"/></text:p>
      <text:p text:style-name="P3"><text:span text:style-name="T707"><text:tab/><text:tab/><text:tab/>System.</text:span><text:span text:style-name="T708">out</text:span><text:span text:style-name="T709">.println(</text:span><text:span text:style-name="T710">bill</text:span><text:span text:style-name="T711">);</text:span><text:span text:style-name="T712"/></text:p>
      <text:p text:style-name="P3"><text:span text:style-name="T713"><text:tab/><text:tab/>}</text:span><text:span text:style-name="T714"/></text:p>
      <text:p text:style-name="P3"><text:span text:style-name="T715"><text:tab/><text:tab/></text:span><text:span text:style-name="T716">else</text:span><text:span text:style-name="T717"><text:s/></text:span><text:span text:style-name="T718">if</text:span><text:span text:style-name="T719"><text:s/>(</text:span><text:span text:style-name="T720">op</text:span><text:span text:style-name="T721">==2 &amp;&amp;<text:s/></text:span><text:span text:style-name="T722">months</text:span><text:span text:style-name="T723">&lt;=6){</text:span><text:span text:style-name="T724"/></text:p>
      <text:p text:style-name="P3"><text:span text:style-name="T725"><text:tab/><text:tab/><text:tab/></text:span><text:span text:style-name="T726">bill</text:span><text:span text:style-name="T727"><text:s/>= 20000;</text:span><text:span text:style-name="T728"/></text:p>
      <text:p text:style-name="P3"><text:span text:style-name="T729"><text:tab/><text:tab/><text:tab/></text:span><text:span text:style-name="T730">//System.out.println("The total bill is :" +<text:s/></text:span><text:span text:style-name="T731">totalcharges</text:span><text:span text:style-name="T732">);</text:span><text:span text:style-name="T733"/></text:p>
      <text:p text:style-name="P3"><text:span text:style-name="T734"><text:tab/><text:tab/><text:tab/></text:span><text:span text:style-name="T735">//return<text:s/></text:span><text:span text:style-name="T736">totalcharges</text:span><text:span text:style-name="T737">;</text:span><text:span text:style-name="T738"/></text:p>
      <text:p text:style-name="P3"><text:span text:style-name="T739"><text:tab/><text:tab/><text:tab/>System.</text:span><text:span text:style-name="T740">out</text:span><text:span text:style-name="T741">.println(</text:span><text:span text:style-name="T742">bill</text:span><text:span text:style-name="T743">);</text:span><text:span text:style-name="T744"/></text:p>
      <text:p text:style-name="P3"><text:span text:style-name="T745"><text:tab/><text:tab/>}</text:span><text:span text:style-name="T746"/></text:p>
      <text:p text:style-name="P3"><text:span text:style-name="T747"><text:tab/><text:tab/></text:span><text:span text:style-name="T748">else</text:span><text:span text:style-name="T749"><text:s/></text:span><text:span text:style-name="T750">if</text:span><text:span text:style-name="T751"><text:s/>(</text:span><text:span text:style-name="T752">op</text:span><text:span text:style-name="T753">==2 &amp;&amp;<text:s/></text:span><text:span text:style-name="T754">months</text:span><text:span text:style-name="T755">&gt;6){</text:span><text:span text:style-name="T756"/></text:p>
      <text:p text:style-name="P3"><text:span text:style-name="T757"><text:tab/><text:tab/><text:tab/></text:span><text:span text:style-name="T758">bill</text:span><text:span text:style-name="T759"><text:s/>= 20000 + ((</text:span><text:span text:style-name="T760">months</text:span><text:span text:style-name="T761">-6)*20000);</text:span><text:span text:style-name="T762"/></text:p>
      <text:p text:style-name="P3"><text:span text:style-name="T763"><text:tab/><text:tab/><text:tab/></text:span><text:span text:style-name="T764">//System.out.println("The total bill is :" +<text:s/></text:span><text:span text:style-name="T765">totalcharges</text:span><text:span text:style-name="T766">);</text:span><text:span text:style-name="T767"/></text:p>
      <text:p text:style-name="P3"><text:span text:style-name="T768"><text:tab/><text:tab/><text:tab/></text:span><text:span text:style-name="T769">//return<text:s/></text:span><text:span text:style-name="T770">totalcharges</text:span><text:span text:style-name="T771">;</text:span><text:span text:style-name="T772"/></text:p>
      <text:p text:style-name="P3"><text:span text:style-name="T773"><text:tab/><text:tab/><text:tab/>System.</text:span><text:span text:style-name="T774">out</text:span><text:span text:style-name="T775">.println(</text:span><text:span text:style-name="T776">bill</text:span><text:span text:style-name="T777">);</text:span><text:span text:style-name="T778"/></text:p>
      <text:p text:style-name="P3"><text:span text:style-name="T779"><text:tab/><text:tab/>}</text:span><text:span text:style-name="T780"/></text:p>
      <text:p text:style-name="P3"><text:span text:style-name="T781"><text:tab/><text:tab/></text:span><text:span text:style-name="T782">//return 0;</text:span><text:span text:style-name="T783"/></text:p>
      <text:p text:style-name="P3"><text:span text:style-name="T784"><text:tab/><text:tab/></text:span><text:span text:style-name="T785">return</text:span><text:span text:style-name="T786"><text:s/></text:span><text:span text:style-name="T787">ch</text:span><text:span text:style-name="T788">;</text:span><text:span text:style-name="T789"/></text:p>
      <text:p text:style-name="P3"><text:span text:style-name="T790"><text:tab/><text:tab/></text:span><text:span text:style-name="T791"/></text:p>
      <text:p text:style-name="P3"><text:span text:style-name="T792"><text:tab/>}</text:span><text:span text:style-name="T793"/></text:p>
      <text:p text:style-name="P3"><text:span text:style-name="T794"><text:tab/></text:span><text:span text:style-name="T795"/></text:p>
      <text:p text:style-name="P3"><text:span text:style-name="T796"><text:tab/></text:span><text:span text:style-name="T797">public</text:span><text:span text:style-name="T798"><text:s/></text:span><text:span text:style-name="T799">static</text:span><text:span text:style-name="T800"><text:s/></text:span><text:span text:style-name="T801">void</text:span><text:span text:style-name="T802"><text:s/>main(String[]<text:s/></text:span><text:span text:style-name="T803">args</text:span><text:span text:style-name="T804">) {</text:span><text:span text:style-name="T805"/></text:p>
      <text:p text:style-name="P3"><text:span text:style-name="T806"><text:tab/><text:tab/>GoldSilver<text:s/></text:span><text:span text:style-name="T807">g</text:span><text:span text:style-name="T808"><text:s/>=<text:s/></text:span><text:span text:style-name="T809">new</text:span><text:span text:style-name="T810"><text:s/>GoldSilver();</text:span><text:span text:style-name="T811"/></text:p>
      <text:p text:style-name="P3"><text:span text:style-name="T812"><text:tab/><text:tab/></text:span><text:span text:style-name="T813">g</text:span><text:span text:style-name="T814">.Calculatebill(6);</text:span><text:span text:style-name="T815"/></text:p>
      <text:p text:style-name="P3"><text:span text:style-name="T816"><text:tab/><text:tab/></text:span><text:span text:style-name="T817">//g.regularcharges();</text:span><text:span text:style-name="T818"/></text:p>
      <text:p text:style-name="P3"><text:span text:style-name="T819"><text:tab/>}</text:span><text:span text:style-name="T820"/></text:p>
      <text:p text:style-name="P3"><text:span text:style-name="T821"><text:tab/></text:span><text:span text:style-name="T822"/></text:p>
      <text:p text:style-name="P3"><text:span text:style-name="T823"><text:tab/></text:span><text:span text:style-name="T824"/></text:p>
      <text:p text:style-name="P3"><text:span text:style-name="T825"><text:tab/></text:span><text:span text:style-name="T826"/></text:p>
      <text:p text:style-name="P3"><text:span text:style-name="T827">}</text:span></text:p>
      <text:p text:style-name="P3"><text:span text:style-name="T827"/></text:p>
      <text:p text:style-name="P3"><text:span text:style-name="T827"/></text:p>
      <text:p text:style-name="P3"><text:span text:style-name="T828">Output : </text:span></text:p>
      <text:p text:style-name="P4"><draw:frame text:anchor-type="as-char" svg:width="146.58mm" svg:height="82.37mm" style:rel-width="scale" style:rel-height="scale"><draw:object-ole xlink:href="OleObj2"/><draw:image xlink:href="ObjectReplacements/OleObj2"/></draw:frame><text:span text:style-name="T828"/></text:p>
      <text:p text:style-name="P5"><text:span text:style-name="T829"/></text:p>
      <text:p text:style-name="P5"><text:span text:style-name="T830">3.<text:s text:c="4"/>Section A :</text:span><text:span text:style-name="T831"/></text:p>
      <text:p text:style-name="P5"><text:span text:style-name="T832">package Assignment;</text:span></text:p>
      <text:p text:style-name="P5"><text:span text:style-name="T832">import java.util.*;</text:span></text:p>
      <text:p text:style-name="P5"><text:span text:style-name="T832"/></text:p>
      <text:p text:style-name="P5"><text:span text:style-name="T832">public class CruiseHashMap {</text:span></text:p>
      <text:p text:style-name="P5"><text:span text:style-name="T832"><text:tab/> public static void main(String[] args) </text:span></text:p>
      <text:p text:style-name="P5"><text:span text:style-name="T832"><text:tab/><text:s text:c="4"/>{ <text:tab/></text:span></text:p>
      <text:p text:style-name="P5"><text:span text:style-name="T832"><text:tab/><text:s text:c="4"/><text:tab/>Scanner sc = new Scanner(System.in);</text:span></text:p>
      <text:p text:style-name="P5"><text:span text:style-name="T832"><text:tab/><text:s text:c="8"/></text:span></text:p>
      <text:p text:style-name="P5"><text:span text:style-name="T832"><text:tab/><text:s text:c="8"/>Map&lt;Integer,MemberType&gt; mapValue = new HashMap&lt;Integer,MemberType&gt;();</text:span></text:p>
      <text:p text:style-name="P5"><text:span text:style-name="T832"><text:tab/><text:s text:c="8"/></text:span></text:p>
      <text:p text:style-name="P5"><text:span text:style-name="T832"><text:tab/><text:s text:c="8"/>System.out.println("Enter the Number of Travelers You want On the Cruise");</text:span></text:p>
      <text:p text:style-name="P5"><text:span text:style-name="T832"><text:tab/><text:s text:c="8"/></text:span></text:p>
      <text:p text:style-name="P5"><text:span text:style-name="T832"><text:tab/><text:s text:c="8"/></text:span></text:p>
      <text:p text:style-name="P5"><text:span text:style-name="T832"><text:tab/><text:s text:c="8"/>int num = sc.nextInt();</text:span></text:p>
      <text:p text:style-name="P5"><text:span text:style-name="T832"><text:tab/><text:s text:c="8"/></text:span></text:p>
      <text:p text:style-name="P5"><text:span text:style-name="T832"><text:tab/><text:s text:c="8"/>for(int i=1; i&lt;=num; i++) </text:span></text:p>
      <text:p text:style-name="P5"><text:span text:style-name="T832"><text:tab/><text:s text:c="8"/>{</text:span></text:p>
      <text:p text:style-name="P5"><text:span text:style-name="T832"><text:tab/><text:s text:c="12"/>mapValue.put(i, new MemberType());</text:span></text:p>
      <text:p text:style-name="P5"><text:span text:style-name="T832"><text:tab/><text:s text:c="8"/>}</text:span></text:p>
      <text:p text:style-name="P5"><text:span text:style-name="T832"><text:tab/><text:s text:c="8"/></text:span></text:p>
      <text:p text:style-name="P5"><text:span text:style-name="T832"><text:tab/><text:s text:c="8"/></text:span></text:p>
      <text:p text:style-name="P5"><text:span text:style-name="T832"><text:tab/><text:s text:c="8"/>for(Map.Entry&lt;Integer, MemberType&gt; entry:mapValue.entrySet()){<text:s text:c="4"/></text:span></text:p>
      <text:p text:style-name="P5"><text:span text:style-name="T832"><text:tab/><text:s text:c="12"/>int key=entry.getKey();<text:s text:c="2"/></text:span></text:p>
      <text:p text:style-name="P5"><text:span text:style-name="T832"><text:tab/><text:s text:c="12"/>MemberType b=entry.getValue();<text:s text:c="2"/></text:span></text:p>
      <text:p text:style-name="P5"><text:span text:style-name="T832"><text:tab/><text:s text:c="12"/>System.out.println(key+" Data:");<text:s text:c="2"/></text:span></text:p>
      <text:p text:style-name="P5"><text:span text:style-name="T832"><text:tab/><text:s text:c="12"/>System.out.println("Name: " + b.name + "\nAge: " + b.age + "\nMember Type: " + b.memberTypes+"\nFees: "+b.fee);<text:s text:c="4"/></text:span></text:p>
      <text:p text:style-name="P5"><text:span text:style-name="T832"><text:tab/><text:s text:c="12"/>} </text:span></text:p>
      <text:p text:style-name="P5"><text:span text:style-name="T832"><text:tab/><text:s text:c="8"/></text:span></text:p>
      <text:p text:style-name="P5"><text:span text:style-name="T832"><text:tab/><text:s text:c="7"/>System.out.println(MemberType.countMembers());</text:span></text:p>
      <text:p text:style-name="P5"><text:span text:style-name="T832"><text:tab/><text:s text:c="8"/>sc.close();</text:span></text:p>
      <text:p text:style-name="P5"><text:span text:style-name="T832"><text:tab/><text:s text:c="4"/>}</text:span></text:p>
      <text:p text:style-name="P5"><text:span text:style-name="T832">}</text:span></text:p>
      <text:p text:style-name="P5"><text:span text:style-name="T832">------------------------------------------------------------------------------------------------</text:span></text:p>
      <text:p text:style-name="P5"><text:span text:style-name="T832">package Assignment;</text:span></text:p>
      <text:p text:style-name="P5"><text:span text:style-name="T832">import java.util.*;</text:span></text:p>
      <text:p text:style-name="P5"><text:span text:style-name="T832"/></text:p>
      <text:p text:style-name="P5"><text:span text:style-name="T832">public class MemberType {</text:span></text:p>
      <text:p text:style-name="P5"><text:span text:style-name="T832"><text:tab/><text:s text:c="2"/>int age;</text:span></text:p>
      <text:p text:style-name="P5"><text:span text:style-name="T832"><text:tab/><text:s text:c="4"/>String name;</text:span></text:p>
      <text:p text:style-name="P5"><text:span text:style-name="T832"><text:tab/><text:s text:c="4"/>int memberType;</text:span></text:p>
      <text:p text:style-name="P5"><text:span text:style-name="T832"><text:tab/><text:s text:c="4"/>String memberTypes;</text:span></text:p>
      <text:p text:style-name="P5"><text:span text:style-name="T832"><text:tab/><text:s text:c="4"/>static int countCrew,countAdult,countChild,totalAmt=0;</text:span></text:p>
      <text:p text:style-name="P5"><text:span text:style-name="T832"><text:tab/><text:s text:c="4"/>int fee;</text:span></text:p>
      <text:p text:style-name="P5"><text:span text:style-name="T832"><text:tab/><text:s text:c="4"/></text:span></text:p>
      <text:p text:style-name="P5"><text:span text:style-name="T832"><text:tab/><text:s text:c="4"/>Scanner scan = new Scanner(System.in);</text:span></text:p>
      <text:p text:style-name="P5"><text:span text:style-name="T832"><text:tab/><text:s text:c="4"/></text:span></text:p>
      <text:p text:style-name="P5"><text:span text:style-name="T832"><text:tab/><text:s text:c="4"/>public MemberType() </text:span></text:p>
      <text:p text:style-name="P5"><text:span text:style-name="T832"><text:tab/><text:s text:c="4"/>{</text:span></text:p>
      <text:p text:style-name="P5"><text:span text:style-name="T832"><text:tab/><text:s text:c="8"/>System.out.println("Enter Your Age");</text:span></text:p>
      <text:p text:style-name="P5"><text:span text:style-name="T832"><text:tab/><text:s text:c="8"/>this.age=scan.nextInt();</text:span></text:p>
      <text:p text:style-name="P5"><text:span text:style-name="T832"><text:tab/><text:s text:c="8"/>System.out.println("Enter Your Name");</text:span></text:p>
      <text:p text:style-name="P5"><text:span text:style-name="T832"><text:tab/><text:s text:c="8"/>this.name=scan.next();</text:span></text:p>
      <text:p text:style-name="P5"><text:span text:style-name="T832"><text:tab/><text:s text:c="8"/></text:span></text:p>
      <text:p text:style-name="P5"><text:span text:style-name="T832"><text:tab/><text:s text:c="8"/>if(age&gt;10) {</text:span></text:p>
      <text:p text:style-name="P5"><text:span text:style-name="T832"><text:tab/><text:s text:c="8"/></text:span></text:p>
      <text:p text:style-name="P5"><text:span text:style-name="T832"><text:tab/><text:s text:c="12"/>System.out.println("Type 1 for Crew Member or 2 for Adults");</text:span></text:p>
      <text:p text:style-name="P5"><text:span text:style-name="T832"><text:tab/><text:s text:c="8"/></text:span></text:p>
      <text:p text:style-name="P5"><text:span text:style-name="T832"><text:tab/><text:s text:c="12"/>this.memberType=scan.nextInt();</text:span></text:p>
      <text:p text:style-name="P5"><text:span text:style-name="T832"><text:tab/><text:s text:c="8"/></text:span></text:p>
      <text:p text:style-name="P5"><text:span text:style-name="T832"><text:tab/><text:s text:c="4"/>if(memberType==1) </text:span></text:p>
      <text:p text:style-name="P5"><text:span text:style-name="T832"><text:tab/><text:s text:c="8"/>{</text:span></text:p>
      <text:p text:style-name="P5"><text:span text:style-name="T832"><text:tab/><text:s text:c="12"/>this.memberTypes="Crew";</text:span></text:p>
      <text:p text:style-name="P5"><text:span text:style-name="T832"><text:tab/><text:s text:c="12"/>countCrew++;</text:span></text:p>
      <text:p text:style-name="P5"><text:span text:style-name="T832"><text:tab/><text:s text:c="12"/>fee=0;</text:span></text:p>
      <text:p text:style-name="P5"><text:span text:style-name="T832"><text:tab/><text:s text:c="8"/>}</text:span></text:p>
      <text:p text:style-name="P5"><text:span text:style-name="T832"><text:tab/><text:s text:c="8"/>else if(memberType==2) </text:span></text:p>
      <text:p text:style-name="P5"><text:span text:style-name="T832"><text:tab/><text:s text:c="8"/>{</text:span></text:p>
      <text:p text:style-name="P5"><text:span text:style-name="T832"><text:tab/><text:s text:c="12"/>this.memberTypes="Adult";</text:span></text:p>
      <text:p text:style-name="P5"><text:span text:style-name="T832"><text:tab/><text:s text:c="12"/>countAdult++;</text:span></text:p>
      <text:p text:style-name="P5"><text:span text:style-name="T832"><text:tab/><text:s text:c="12"/>fee=500;</text:span></text:p>
      <text:p text:style-name="P5"><text:span text:style-name="T832"><text:tab/><text:s text:c="8"/>}</text:span></text:p>
      <text:p text:style-name="P5"><text:span text:style-name="T832"><text:tab/><text:s text:c="8"/>}</text:span></text:p>
      <text:p text:style-name="P5"><text:span text:style-name="T832"><text:tab/><text:s text:c="16"/>else </text:span></text:p>
      <text:p text:style-name="P5"><text:span text:style-name="T832"><text:tab/><text:s text:c="8"/>{</text:span></text:p>
      <text:p text:style-name="P5"><text:span text:style-name="T832"><text:tab/><text:s text:c="12"/>this.memberTypes="Children";</text:span></text:p>
      <text:p text:style-name="P5"><text:span text:style-name="T832"><text:tab/><text:s text:c="12"/>countChild++;</text:span></text:p>
      <text:p text:style-name="P5"><text:span text:style-name="T832"><text:tab/><text:s text:c="12"/>fee=250;</text:span></text:p>
      <text:p text:style-name="P5"><text:span text:style-name="T832"><text:tab/><text:s text:c="8"/>}</text:span></text:p>
      <text:p text:style-name="P5"><text:span text:style-name="T832"><text:tab/><text:s text:c="8"/>totalAmt=(countAdult*500)+(countChild*250);</text:span></text:p>
      <text:p text:style-name="P5"><text:span text:style-name="T832"><text:tab/><text:s text:c="8"/>}</text:span></text:p>
      <text:p text:style-name="P5"><text:span text:style-name="T832"><text:tab/><text:s text:c="5"/>public static String countMembers() {</text:span></text:p>
      <text:p text:style-name="P5"><text:span text:style-name="T832"><text:tab/><text:s text:c="8"/></text:span></text:p>
      <text:p text:style-name="P5"><text:span text:style-name="T832"><text:tab/><text:s text:c="8"/>return "Number of Crew Members: "+countCrew+"\nNumber of Adults: "+countAdult+"\nNumber of Children: "+countChild+"\nTotal Amount: "+totalAmt;</text:span></text:p>
      <text:p text:style-name="P5"><text:span text:style-name="T832"><text:tab/><text:s text:c="4"/>}<text:s text:c="3"/></text:span></text:p>
      <text:p text:style-name="P5"><text:span text:style-name="T832">}</text:span></text:p>
      <text:p text:style-name="P5"><text:span text:style-name="T832"/></text:p>
      <text:p text:style-name="P5"><text:span text:style-name="T833">3</text:span><text:span text:style-name="T834">.<text:s/></text:span><text:span text:style-name="T835">Section B : Survery</text:span></text:p>
      <text:p text:style-name="P5"><text:span text:style-name="T835"/></text:p>
      <text:p text:style-name="P5"><text:span text:style-name="T836">package threaddemo;</text:span></text:p>
      <text:p text:style-name="P5"><text:span text:style-name="T836">import java.util.*;</text:span></text:p>
      <text:p text:style-name="P5"><text:span text:style-name="T836"/></text:p>
      <text:p text:style-name="P5"><text:span text:style-name="T836">public class PasteType {</text:span></text:p>
      <text:p text:style-name="P5"><text:span text:style-name="T836"/></text:p>
      <text:p text:style-name="P5"><text:span text:style-name="T836"><text:tab/>int age;</text:span></text:p>
      <text:p text:style-name="P5"><text:span text:style-name="T836"><text:tab/>String name;</text:span></text:p>
      <text:p text:style-name="P5"><text:span text:style-name="T836"><text:tab/>int pasteType;</text:span></text:p>
      <text:p text:style-name="P5"><text:span text:style-name="T836"><text:tab/>String memberTypes;</text:span></text:p>
      <text:p text:style-name="P5"><text:span text:style-name="T836"><text:tab/>static int Colgate,Pepsodent,Patanjali,DabarRed;</text:span></text:p>
      <text:p text:style-name="P5"><text:span text:style-name="T836"/></text:p>
      <text:p text:style-name="P5"><text:span text:style-name="T836"><text:tab/>Scanner scan = new Scanner(System.in);</text:span></text:p>
      <text:p text:style-name="P5"><text:span text:style-name="T836"/></text:p>
      <text:p text:style-name="P5"><text:span text:style-name="T836"><text:tab/>public PasteType() </text:span></text:p>
      <text:p text:style-name="P5"><text:span text:style-name="T836"><text:tab/>{</text:span></text:p>
      <text:p text:style-name="P5"><text:span text:style-name="T836"><text:tab/><text:tab/>System.out.println("Enter Your Name");</text:span></text:p>
      <text:p text:style-name="P5"><text:span text:style-name="T836"><text:tab/><text:tab/>this.name=scan.next();</text:span></text:p>
      <text:p text:style-name="P5"><text:span text:style-name="T836"/></text:p>
      <text:p text:style-name="P5"><text:span text:style-name="T836"/></text:p>
      <text:p text:style-name="P5"><text:span text:style-name="T836"><text:tab/><text:tab/>System.out.println("Type 1 for colgate ,2 for pepsodent,3 patanjali");</text:span></text:p>
      <text:p text:style-name="P5"><text:span text:style-name="T836"/></text:p>
      <text:p text:style-name="P5"><text:span text:style-name="T836"><text:tab/><text:tab/>this.pasteType=scan.nextInt();</text:span></text:p>
      <text:p text:style-name="P5"><text:span text:style-name="T836"/></text:p>
      <text:p text:style-name="P5"><text:span text:style-name="T836"><text:tab/><text:tab/>if(pasteType==1) </text:span></text:p>
      <text:p text:style-name="P5"><text:span text:style-name="T836"><text:tab/><text:tab/>{</text:span></text:p>
      <text:p text:style-name="P5"><text:span text:style-name="T836"><text:tab/><text:tab/><text:tab/>this.memberTypes="colgate";</text:span></text:p>
      <text:p text:style-name="P5"><text:span text:style-name="T836"><text:tab/><text:tab/><text:tab/>Colgate++;</text:span></text:p>
      <text:p text:style-name="P5"><text:span text:style-name="T836"/></text:p>
      <text:p text:style-name="P5"><text:span text:style-name="T836"><text:tab/><text:tab/>}</text:span></text:p>
      <text:p text:style-name="P5"><text:span text:style-name="T836"><text:tab/><text:tab/>else if(pasteType==2) </text:span></text:p>
      <text:p text:style-name="P5"><text:span text:style-name="T836"><text:tab/><text:tab/>{</text:span></text:p>
      <text:p text:style-name="P5"><text:span text:style-name="T836"><text:tab/><text:tab/><text:tab/>this.memberTypes="pepsodent";</text:span></text:p>
      <text:p text:style-name="P5"><text:span text:style-name="T836"><text:tab/><text:tab/><text:tab/>Pepsodent++;</text:span></text:p>
      <text:p text:style-name="P5"><text:span text:style-name="T836"/></text:p>
      <text:p text:style-name="P5"><text:span text:style-name="T836"><text:tab/><text:tab/>}</text:span></text:p>
      <text:p text:style-name="P5"><text:span text:style-name="T836"><text:tab/><text:tab/>else if(pasteType==3) </text:span></text:p>
      <text:p text:style-name="P5"><text:span text:style-name="T836"><text:tab/><text:tab/>{</text:span></text:p>
      <text:p text:style-name="P5"><text:span text:style-name="T836"><text:tab/><text:tab/><text:tab/>this.memberTypes="patanjali";</text:span></text:p>
      <text:p text:style-name="P5"><text:span text:style-name="T836"><text:tab/><text:tab/><text:tab/>Patanjali++;</text:span></text:p>
      <text:p text:style-name="P5"><text:span text:style-name="T836"><text:tab/><text:tab/>}</text:span></text:p>
      <text:p text:style-name="P5"><text:span text:style-name="T836"><text:tab/><text:tab/>else if(pasteType==4) </text:span></text:p>
      <text:p text:style-name="P5"><text:span text:style-name="T836"><text:tab/><text:tab/>{</text:span></text:p>
      <text:p text:style-name="P5"><text:span text:style-name="T836"><text:tab/><text:tab/><text:tab/>this.memberTypes="daber red";</text:span></text:p>
      <text:p text:style-name="P5"><text:span text:style-name="T836"><text:tab/><text:tab/><text:tab/>DabarRed++;</text:span></text:p>
      <text:p text:style-name="P5"><text:span text:style-name="T836"><text:tab/><text:tab/>}</text:span></text:p>
      <text:p text:style-name="P5"><text:span text:style-name="T836"><text:tab/>}</text:span></text:p>
      <text:p text:style-name="P5"><text:span text:style-name="T836"/></text:p>
      <text:p text:style-name="P5"><text:span text:style-name="T836"><text:tab/>public static String countMembers() {</text:span></text:p>
      <text:p text:style-name="P5"><text:span text:style-name="T836"><text:tab/><text:tab/>String Result="";</text:span></text:p>
      <text:p text:style-name="P5"><text:span text:style-name="T836"/></text:p>
      <text:p text:style-name="P5"><text:span text:style-name="T836"><text:tab/><text:tab/>System.out.println("Number of colgate users: "+Colgate+"\nNumber of pepsodent: "+Pepsodent+"\nNumber of patanjali users:"+Patanjali+"\n Number of dabarred users:"+DabarRed);</text:span></text:p>
      <text:p text:style-name="P5"><text:span text:style-name="T836"><text:tab/><text:tab/>System.out.println("maximum used brand is:");</text:span></text:p>
      <text:p text:style-name="P5"><text:span text:style-name="T836"><text:tab/><text:tab/>int num1=Math.max(Colgate,Pepsodent);</text:span></text:p>
      <text:p text:style-name="P5"><text:span text:style-name="T836"><text:tab/><text:tab/>int num2=Math.max(Patanjali, DabarRed);</text:span></text:p>
      <text:p text:style-name="P5"><text:span text:style-name="T836"><text:tab/><text:tab/>int num=Math.max(num1, num2);</text:span></text:p>
      <text:p text:style-name="P5"><text:span text:style-name="T836"><text:tab/><text:tab/>if(num==Colgate) {</text:span></text:p>
      <text:p text:style-name="P5"><text:span text:style-name="T836"><text:tab/><text:tab/><text:tab/>Result="Colgate";</text:span></text:p>
      <text:p text:style-name="P5"><text:span text:style-name="T836"><text:tab/><text:tab/>}</text:span></text:p>
      <text:p text:style-name="P5"><text:span text:style-name="T836"><text:tab/><text:tab/>if(num==Pepsodent) {</text:span></text:p>
      <text:p text:style-name="P5"><text:span text:style-name="T836"><text:tab/><text:tab/><text:tab/>Result= "Pepsodent";</text:span></text:p>
      <text:p text:style-name="P5"><text:span text:style-name="T836"><text:tab/><text:tab/>}</text:span></text:p>
      <text:p text:style-name="P5"><text:span text:style-name="T836"><text:tab/><text:tab/>if(num==Patanjali) {</text:span></text:p>
      <text:p text:style-name="P5"><text:span text:style-name="T836"><text:tab/><text:tab/><text:tab/>Result= "Pathanjali";</text:span></text:p>
      <text:p text:style-name="P5"><text:span text:style-name="T836"><text:tab/><text:tab/>}</text:span></text:p>
      <text:p text:style-name="P5"><text:span text:style-name="T836"><text:tab/><text:tab/>if(num==DabarRed) {</text:span></text:p>
      <text:p text:style-name="P5"><text:span text:style-name="T836"><text:tab/><text:tab/><text:tab/>Result="DabarRed";</text:span></text:p>
      <text:p text:style-name="P5"><text:span text:style-name="T836"><text:tab/><text:tab/>}</text:span></text:p>
      <text:p text:style-name="P5"><text:span text:style-name="T836"><text:tab/><text:tab/>return Result;</text:span></text:p>
      <text:p text:style-name="P5"><text:span text:style-name="T836"/></text:p>
      <text:p text:style-name="P5"><text:span text:style-name="T836"/></text:p>
      <text:p text:style-name="P5"><text:span text:style-name="T836"><text:tab/>}<text:s text:c="3"/></text:span></text:p>
      <text:p text:style-name="P5"><text:span text:style-name="T836">}</text:span></text:p>
      <text:p text:style-name="P5"><text:span text:style-name="T836"/></text:p>
      <text:p text:style-name="P5"><text:span text:style-name="T836">package threaddemo;</text:span></text:p>
      <text:p text:style-name="P5"><text:span text:style-name="T836">import java.util.HashMap;</text:span></text:p>
      <text:p text:style-name="P5"><text:span text:style-name="T836">import java.util.Map;</text:span></text:p>
      <text:p text:style-name="P5"><text:span text:style-name="T836">import java.util.Scanner;</text:span></text:p>
      <text:p text:style-name="P5"><text:span text:style-name="T836">import threaddemo.PasteType;</text:span></text:p>
      <text:p text:style-name="P5"><text:span text:style-name="T836"/></text:p>
      <text:p text:style-name="P5"><text:span text:style-name="T836"/></text:p>
      <text:p text:style-name="P5"><text:span text:style-name="T836">public class PasteClass {</text:span></text:p>
      <text:p text:style-name="P5"><text:span text:style-name="T836"><text:tab/>public static void main(String[] args) </text:span></text:p>
      <text:p text:style-name="P5"><text:span text:style-name="T836"><text:tab/>{<text:tab/></text:span></text:p>
      <text:p text:style-name="P5"><text:span text:style-name="T836"><text:tab/><text:tab/>Scanner sc = new Scanner(System.in);</text:span></text:p>
      <text:p text:style-name="P5"><text:span text:style-name="T836"/></text:p>
      <text:p text:style-name="P5"><text:span text:style-name="T836"><text:tab/><text:tab/>Map&lt;Integer,PasteType&gt; mapValue = new HashMap&lt;Integer,PasteType&gt;();</text:span></text:p>
      <text:p text:style-name="P5"><text:span text:style-name="T836"/></text:p>
      <text:p text:style-name="P5"><text:span text:style-name="T836"><text:tab/><text:tab/>System.out.println("Enter the Number of users");</text:span></text:p>
      <text:p text:style-name="P5"><text:span text:style-name="T836"/></text:p>
      <text:p text:style-name="P5"><text:span text:style-name="T836"/></text:p>
      <text:p text:style-name="P5"><text:span text:style-name="T836"><text:tab/><text:tab/>int num = sc.nextInt();</text:span></text:p>
      <text:p text:style-name="P5"><text:span text:style-name="T836"/></text:p>
      <text:p text:style-name="P5"><text:span text:style-name="T836"><text:tab/><text:tab/>for(int i=1; i&lt;=num; i++) </text:span></text:p>
      <text:p text:style-name="P5"><text:span text:style-name="T836"><text:tab/><text:tab/>{</text:span></text:p>
      <text:p text:style-name="P5"><text:span text:style-name="T836"><text:tab/><text:tab/><text:tab/>mapValue.put(i, new PasteType());</text:span></text:p>
      <text:p text:style-name="P5"><text:span text:style-name="T836"><text:tab/><text:tab/>}</text:span></text:p>
      <text:p text:style-name="P5"><text:span text:style-name="T836"/></text:p>
      <text:p text:style-name="P5"><text:span text:style-name="T836"><text:tab/><text:tab/>//System.out.println("The Values are: "+mapValue.toString());</text:span></text:p>
      <text:p text:style-name="P5"><text:span text:style-name="T836"/></text:p>
      <text:p text:style-name="P5"><text:span text:style-name="T836"><text:tab/><text:tab/>for(Map.Entry&lt;Integer, PasteType&gt; entry:mapValue.entrySet()){<text:s text:c="4"/></text:span></text:p>
      <text:p text:style-name="P5"><text:span text:style-name="T836"><text:tab/><text:tab/><text:tab/>int key=entry.getKey();<text:s text:c="2"/></text:span></text:p>
      <text:p text:style-name="P5"><text:span text:style-name="T836"><text:tab/><text:tab/><text:tab/>PasteType b=entry.getValue();<text:s text:c="2"/></text:span></text:p>
      <text:p text:style-name="P5"><text:span text:style-name="T836"><text:tab/><text:tab/><text:tab/>System.out.println(key+" Data:");<text:s text:c="2"/></text:span></text:p>
      <text:p text:style-name="P5"><text:span text:style-name="T836"><text:tab/><text:tab/><text:tab/>System.out.println("Name: " + "\nMember Type: " + b.memberTypes);<text:s text:c="4"/></text:span></text:p>
      <text:p text:style-name="P5"><text:span text:style-name="T836"><text:tab/><text:tab/>} </text:span></text:p>
      <text:p text:style-name="P5"><text:span text:style-name="T836"/></text:p>
      <text:p text:style-name="P5"><text:span text:style-name="T836"><text:tab/><text:tab/>System.out.println(PasteType.countMembers());</text:span></text:p>
      <text:p text:style-name="P5"><text:span text:style-name="T836"/></text:p>
      <text:p text:style-name="P5"><text:span text:style-name="T836"><text:tab/>}</text:span></text:p>
      <text:p text:style-name="P5"><text:span text:style-name="T836">}</text:span></text:p>
      <text:p text:style-name="P5"><text:span text:style-name="T836"/></text:p>
      <text:p text:style-name="P5"><text:span text:style-name="T836"/></text:p>
      <text:p text:style-name="P5"><text:span text:style-name="T837"/></text:p>
      <text:p text:style-name="P5"><text:span text:style-name="T838"/></text:p>
      <text:p text:style-name="P5"><text:span text:style-name="T838"/></text:p>
      <text:p text:style-name="P5"><text:span text:style-name="T83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